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06cm" svg:stroke-color="#000000" draw:marker-start-width="0.359cm" draw:marker-end="Extrémités_20_de_20_flèche_20_1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000000" draw:marker-start-width="0.359cm" draw:marker-end="Extrémités_20_de_20_flèche_20_2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text-properties style:font-name="Calibri" fo:font-size="18pt" style:font-size-asian="12pt" style:font-size-complex="12pt"/>
    </style:style>
    <style:style style:name="P2" style:family="paragraph">
      <loext:graphic-properties draw:fill="none" draw:fill-color="#ffffff"/>
      <style:text-properties style:font-name="Comic Sans MS" fo:font-size="18pt" style:font-size-asian="12pt" style:font-size-complex="12pt"/>
    </style:style>
    <style:style style:name="P3" style:family="paragraph">
      <style:text-properties style:font-name="Calibri"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Calibri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libri" fo:font-size="10pt" style:font-size-asian="10pt" style:font-size-complex="10pt"/>
    </style:style>
    <style:style style:name="T1" style:family="text">
      <style:text-properties style:font-name="Calibri" fo:language="en" fo:country="US" style:font-size-asian="12pt" style:font-size-complex="12pt"/>
    </style:style>
    <style:style style:name="T2" style:family="text">
      <style:text-properties style:font-name="Calibri" fo:font-size="12pt" fo:language="en" fo:country="US" style:font-size-asian="12pt" style:font-size-complex="12pt"/>
    </style:style>
    <style:style style:name="T3" style:family="text">
      <style:text-properties style:font-name="Calibri" fo:font-size="10pt" style:font-size-asian="10pt" style:font-size-complex="10pt"/>
    </style:style>
    <style:style style:name="T4" style:family="text">
      <style:text-properties style:font-name="Calibri"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5.785cm" svg:height="0.89cm" svg:x="7.608cm" svg:y="2.5cm">
          <draw:text-box>
            <text:p text:style-name="P1"><text:span text:style-name="T1">INITIALIZATION STEP</text:span></text:p>
          </draw:text-box>
        </draw:frame>
        <draw:frame draw:style-name="gr2" draw:text-style-name="P4" draw:layer="layout" svg:width="6.556cm" svg:height="0.675cm" svg:x="7.222cm" svg:y="4.001cm">
          <draw:text-box>
            <text:p text:style-name="P3"><text:span text:style-name="T2">Checking if OpenCL device selected</text:span></text:p>
          </draw:text-box>
        </draw:frame>
        <draw:frame draw:style-name="gr2" draw:text-style-name="P4" draw:layer="layout" svg:width="6.759cm" svg:height="0.675cm" svg:x="7.121cm" svg:y="7.402cm">
          <draw:text-box>
            <text:p text:style-name="P3"><text:span text:style-name="T2">Checking if list of materials is loaded</text:span></text:p>
          </draw:text-box>
        </draw:frame>
        <draw:line draw:style-name="gr3" draw:text-style-name="P5" draw:layer="layout" svg:x1="10.5cm" svg:y1="4.95cm" svg:x2="10.5cm" svg:y2="7.1cm">
          <text:p/>
        </draw:line>
        <draw:frame draw:style-name="gr2" draw:text-style-name="P4" draw:layer="layout" svg:width="4.723cm" svg:height="0.675cm" svg:x="8.19cm" svg:y="10.903cm">
          <draw:text-box>
            <text:p text:style-name="P3"><text:span text:style-name="T2">Initialization of source(s)</text:span></text:p>
          </draw:text-box>
        </draw:frame>
        <draw:frame draw:style-name="gr2" draw:text-style-name="P4" draw:layer="layout" svg:width="5.188cm" svg:height="0.675cm" svg:x="7.906cm" svg:y="15.704cm">
          <draw:text-box>
            <text:p text:style-name="P3"><text:span text:style-name="T2">Initialization of navigator(s)</text:span></text:p>
          </draw:text-box>
        </draw:frame>
        <draw:frame draw:style-name="gr1" draw:text-style-name="P6" draw:layer="layout" svg:width="1.002cm" svg:height="0.602cm" svg:x="10.75cm" svg:y="5.7cm">
          <draw:text-box>
            <text:p><text:span text:style-name="T3">YES</text:span></text:p>
          </draw:text-box>
        </draw:frame>
        <draw:line draw:style-name="gr3" draw:text-style-name="P5" draw:layer="layout" svg:x1="10.5cm" svg:y1="8.424cm" svg:x2="10.5cm" svg:y2="10.574cm">
          <text:p/>
        </draw:line>
        <draw:frame draw:style-name="gr1" draw:text-style-name="P6" draw:layer="layout" svg:width="1.002cm" svg:height="0.602cm" svg:x="10.75cm" svg:y="9.2cm">
          <draw:text-box>
            <text:p><text:span text:style-name="T3">YES</text:span></text:p>
          </draw:text-box>
        </draw:frame>
        <draw:frame draw:style-name="gr2" draw:text-style-name="P4" draw:layer="layout" svg:width="1.387cm" svg:height="0.675cm" svg:x="16.25cm" svg:y="5.675cm">
          <draw:text-box>
            <text:p text:style-name="P3"><text:span text:style-name="T2">STOP</text:span></text:p>
          </draw:text-box>
        </draw:frame>
        <draw:connector draw:style-name="gr4" draw:text-style-name="P5" draw:layer="layout" draw:line-skew="1.299cm" svg:x1="14.408cm" svg:y1="4.342cm" svg:x2="16.994cm" svg:y2="5.28cm" svg:d="M14408 4342h2592v938h-6" svg:viewBox="0 0 2593 939">
          <text:p/>
        </draw:connector>
        <draw:connector draw:style-name="gr4" draw:text-style-name="P5" draw:layer="layout" draw:line-skew="1.299cm" svg:x1="14.409cm" svg:y1="7.654cm" svg:x2="16.995cm" svg:y2="6.716cm" svg:d="M14409 7654h2592v-938h-6" svg:viewBox="0 0 2593 939">
          <text:p/>
        </draw:connector>
        <draw:frame draw:style-name="gr1" draw:text-style-name="P6" draw:layer="layout" svg:width="0.963cm" svg:height="0.602cm" svg:x="15.25cm" svg:y="3.5cm">
          <draw:text-box>
            <text:p><text:span text:style-name="T3">NO</text:span></text:p>
          </draw:text-box>
        </draw:frame>
        <draw:frame draw:style-name="gr1" draw:text-style-name="P6" draw:layer="layout" svg:width="0.963cm" svg:height="0.602cm" svg:x="15.251cm" svg:y="7.9cm">
          <draw:text-box>
            <text:p><text:span text:style-name="T3">NO</text:span></text:p>
          </draw:text-box>
        </draw:frame>
        <draw:frame draw:style-name="gr1" draw:text-style-name="P6" draw:layer="layout" svg:width="4.867cm" svg:height="1.304cm" svg:x="8.733cm" svg:y="11.75cm">
          <draw:text-box>
            <text:p><text:span text:style-name="T4">Initialization of random engine</text:span></text:p>
            <text:p><text:span text:style-name="T4">Ranging</text:span><text:span text:style-name="T3"> </text:span><text:span text:style-name="T4">particles</text:span><text:span text:style-name="T3"> in batchs</text:span></text:p>
            <text:p><text:span text:style-name="T4">Loading</text:span><text:span text:style-name="T3"> source </text:span><text:span text:style-name="T4">parameters</text:span></text:p>
          </draw:text-box>
        </draw:frame>
        <draw:line draw:style-name="gr3" draw:text-style-name="P5" draw:layer="layout" svg:x1="10.5cm" svg:y1="13.198cm" svg:x2="10.5cm" svg:y2="15.348cm">
          <text:p/>
        </draw:line>
        <draw:frame draw:style-name="gr1" draw:text-style-name="P6" draw:layer="layout" svg:width="6.06cm" svg:height="0.602cm" svg:x="8.734cm" svg:y="16.55cm">
          <draw:text-box>
            <text:p><text:span text:style-name="T4">For each navigator (system + phantom)</text:span></text:p>
          </draw:text-box>
        </draw:frame>
        <draw:frame draw:style-name="gr1" draw:text-style-name="P6" draw:layer="layout" svg:width="6.268cm" svg:height="1.655cm" svg:x="9.735cm" svg:y="17.25cm">
          <draw:text-box>
            <text:p><text:span text:style-name="T4">Loading materials</text:span></text:p>
            <text:p><text:span text:style-name="T4">Loading solid volume</text:span></text:p>
            <text:p><text:span text:style-name="T4">Computing and loading physic processes</text:span></text:p>
            <text:p><text:span text:style-name="T4">Setting range cut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2T08:02:21.236000000</meta:creation-date>
    <dc:date>2021-02-22T08:34:17.402000000</dc:date>
    <meta:editing-duration>PT31M51S</meta:editing-duration>
    <meta:editing-cycles>8</meta:editing-cycles>
    <meta:generator>LibreOffice/7.0.3.1$Windows_X86_64 LibreOffice_project/d7547858d014d4cf69878db179d326fc3483e082</meta:generator>
    <meta:document-statistic meta:object-count="18"/>
  </office:meta>
</office:document-meta>
</file>